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Žid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ůl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5:54:59.448297657</meta:creation-date>
    <meta:generator>LibreOffice/7.3.7.2$Linux_X86_64 LibreOffice_project/30$Build-2</meta:generator>
    <dc:date>2025-11-29T05:30:20.655444899</dc:date>
    <meta:editing-duration>PT13H24M34S</meta:editing-duration>
    <meta:editing-cycles>1</meta:editing-cycles>
    <meta:document-statistic meta:table-count="2" meta:cell-count="7" meta:object-count="0"/>
  </office:meta>
</office:document-meta>
</file>